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149" officeooo:paragraph-rsid="00069149"/>
    </style:style>
    <style:style style:name="P2" style:family="paragraph" style:parent-style-name="Standard" style:list-style-name="L2">
      <style:text-properties officeooo:rsid="00069149" officeooo:paragraph-rsid="00069149"/>
    </style:style>
    <style:style style:name="P3" style:family="paragraph" style:parent-style-name="Standard" style:list-style-name="L3">
      <style:text-properties officeooo:rsid="00069149" officeooo:paragraph-rsid="00069149"/>
    </style:style>
    <style:style style:name="P4" style:family="paragraph" style:parent-style-name="Standard" style:list-style-name="L4">
      <style:text-properties officeooo:rsid="00069149" officeooo:paragraph-rsid="00069149"/>
    </style:style>
    <style:style style:name="P5" style:family="paragraph" style:parent-style-name="Standard" style:list-style-name="L4">
      <style:text-properties officeooo:paragraph-rsid="00069149"/>
    </style:style>
    <style:style style:name="T1" style:family="text">
      <style:text-properties officeooo:rsid="000691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ain Notes</text:span> </text:p>
      <text:list xml:id="list511293792" text:style-name="L3">
        <text:list-item>
          <text:p text:style-name="P3">Even if you rename the extension of the file manually, because in linux file extensions does not matter. Because the file type is based on the <text:span text:style-name="T3">header</text:span> of the file </text:p>
        </text:list-item>
        <text:list-item>
          <text:p text:style-name="P3">The file <text:span text:style-name="T3">extension</text:span> is <text:span text:style-name="T3">NOT</text:span> important to the <text:span text:style-name="T3">linux</text:span> operating system but is important to the third party <text:span text:style-name="T3">software</text:span> names . Therefore, must be careful with the file’s names </text:p>
          <text:list>
            <text:list-item>
              <text:p text:style-name="P3">If you rename a pdf to txt then you will get an error, because the third party software uses its ability without relaying to the linux operating system</text:p>
            </text:list-item>
            <text:list-item>
              <text:p text:style-name="P3">if you rename a .pdf to .mosdd then it will open as a pdf because third part software systems will not recognize .mosdd therefore it will go to the linux operating system and ask for help </text:p>
            </text:list-item>
          </text:list>
        </text:list-item>
      </text:list>
      <text:p text:style-name="P1"/>
      <text:p text:style-name="P1"><text:span text:style-name="T2">Commands</text:span> </text:p>
      <text:list xml:id="list82102769" text:style-name="L4">
        <text:list-item>
          <text:p text:style-name="P5"><text:span text:style-name="T1">file name_of_file -&gt; gives you the type of the file and the name etc </text:span></text:p>
          <text:list>
            <text:list-item>
              <text:p text:style-name="P4">Even if you rename the extension of the file manually, because in linux file extensions does not matter. Because the file type is based on the <text:span text:style-name="T3">header</text:span> of the file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7:07:19.993561662</meta:creation-date>
    <meta:generator>LibreOffice/6.4.7.2$Linux_X86_64 LibreOffice_project/40$Build-2</meta:generator>
    <dc:date>2022-01-14T07:19:36.158157475</dc:date>
    <meta:editing-duration>PT43S</meta:editing-duration>
    <meta:editing-cycles>1</meta:editing-cycles>
    <meta:document-statistic meta:table-count="0" meta:image-count="0" meta:object-count="0" meta:page-count="1" meta:paragraph-count="8" meta:word-count="176" meta:character-count="926" meta:non-whitespace-character-count="757"/>
  </office:meta>
</office:document-meta>
</file>